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0pt" style:font-size-asian="10pt" style:font-size-complex="10pt"/>
    </style:style>
    <style:style style:name="P2" style:family="paragraph" style:parent-style-name="Standard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 style:list-style-name="L1">
      <style:text-properties style:font-name="Calibri" fo:font-size="10pt" style:font-size-asian="10pt" style:font-size-complex="10pt"/>
    </style:style>
    <style:style style:name="T1" style:family="text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T2" style:family="text">
      <style:text-properties style:font-name="Calibri" fo:font-size="10pt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T3" style:family="text">
      <style:text-properties fo:color="#0000ff" style:font-name="Calibri" fo:font-size="14pt" style:font-size-asian="14pt" style:font-size-complex="14pt"/>
    </style:style>
    <style:style style:name="T4" style:family="text">
      <style:text-properties fo:color="#ff420e" fo:font-size="14pt" style:font-size-asian="14pt" style:font-size-complex="14pt"/>
    </style:style>
    <style:style style:name="T5" style:family="text">
      <style:text-properties fo:color="#ff420e" style:font-name="Calibri"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 SHPO-GIS-Database</text:p>
      <text:list xml:id="list37649618" text:style-name="L1">
        <text:list-item>
          <text:p text:style-name="P4">Database [name: SHPO_Business]</text:p>
          <text:list>
            <text:list-item>
              <text:p text:style-name="P4">Table [name: <text:span text:style-name="T4">Application_Site_Name</text:span>]</text:p>
            </text:list-item>
            <text:list-item>
              <text:p text:style-name="P4">Table [name: <text:span text:style-name="T4">Application_Properties</text:span>]</text:p>
              <text:list>
                <text:list-item>
                  <text:p text:style-name="P4">Control [name:ap_no] [type:control][visible:false]</text:p>
                  <text:list>
                    <text:list-item>
                      <text:p text:style-name="P4">[definition: Primary Key is a]</text:p>
                    </text:list-item>
                    <text:list-item>
                      <text:p text:style-name="P4">Column [type:integer][size:10][pk:yes][format:NNNNNNNNNN]</text:p>
                    </text:list-item>
                    <text:list-item>
                      <text:p text:style-name="P4">UI [prompt:Primary Key][title:Primary Key][type:hidden][format:NNNNNNNNNN]</text:p>
                    </text:list-item>
                    <text:list-item>
                      <text:p text:style-name="P4">Validation [type: numeric][validate:true]</text:p>
                    </text:list-item>
                    <text:list-item>
                      <text:p text:style-name="P4">Instruction [text: I am a primary key]</text:p>
                    </text:list-item>
                  </text:list>
                </text:list-item>
                <text:list-item>
                  <text:p text:style-name="P4">Control [name:ap_historic_name] <text:s/>[visible: true] [width:25][height:1][showon:create,update,read][sample: The Smith Farm]</text:p>
                  <text:list>
                    <text:list-item>
                      <text:p text:style-name="P4">[definition: the historic name of the property]</text:p>
                    </text:list-item>
                    <text:list-item>
                      <text:p text:style-name="P4">UI[prompt: What is the Historic name of the property?][title:Historic Name] [type:text]</text:p>
                    </text:list-item>
                    <text:list-item>
                      <text:p text:style-name="P4">Instruction [text: Properties are know by many names over time.]</text:p>
                    </text:list-item>
                    <text:list-item>
                      <text:p text:style-name="P4">Validation [type: character][required:false][validate:yes]</text:p>
                    </text:list-item>
                    <text:list-item>
                      <text:p text:style-name="P4">Column [type:character][size:256][format:A-Z,a-z,0-9]</text:p>
                    </text:list-item>
                  </text:list>
                </text:list-item>
                <text:list-item>
                  <text:p text:style-name="P4">Control [name:ap_name] <text:s/>[visible: true] [width:25][height:1][showon:create,update,read][sample:Big Old Building]</text:p>
                  <text:list>
                    <text:list-item>
                      <text:p text:style-name="P4">[definition: the complete full name of the property]</text:p>
                    </text:list-item>
                    <text:list-item>
                      <text:p text:style-name="P4">UI[prompt: What is the Historic name of the property?][title:Property Name] [type:text]</text:p>
                    </text:list-item>
                    <text:list-item>
                      <text:p text:style-name="P4">Instruction [text: Please fill in your complete property name.]</text:p>
                    </text:list-item>
                    <text:list-item>
                      <text:p text:style-name="P4">Validation [type: character][required:true][validate:yes]</text:p>
                    </text:list-item>
                    <text:list-item>
                      <text:p text:style-name="P4">Column [type:character][size:256][format:A-Z,a-z,0-9]</text:p>
                    </text:list-item>
                  </text:list>
                </text:list-item>
                <text:list-item>
                  <text:p text:style-name="P4">Control [name:ap_name] <text:s/>[visible: true] [width:25][height:1][showon:create,update,read][sample:6767 West Street]</text:p>
                  <text:list>
                    <text:list-item>
                      <text:p text:style-name="P4">[definition: the complet street number and name.]</text:p>
                    </text:list-item>
                    <text:list-item>
                      <text:p text:style-name="P4">UI[prompt: Property street Address][title: Street] [type:text]</text:p>
                    </text:list-item>
                    <text:list-item>
                      <text:p text:style-name="P4">Instruction [text: Please fill in the complete street name. No post office boxes.]</text:p>
                    </text:list-item>
                    <text:list-item>
                      <text:p text:style-name="P4">Validation [type: character][required:true][validate:yes]</text:p>
                    </text:list-item>
                    <text:list-item>
                      <text:p text:style-name="P4">Column [type:character][size:256][format:A-Z,a-z,0-9]</text:p>
                    </text:list-item>
                  </text:list>
                </text:list-item>
                <text:list-item>
                  <text:p text:style-name="P4">Control [name:ap_municipality] <text:s/>[visible: true] [width:25][height:1][showon:create,update,read][sample:Caseville]</text:p>
                  <text:list>
                    <text:list-item>
                      <text:p text:style-name="P4">[definition: the current municipality ]</text:p>
                    </text:list-item>
                    <text:list-item>
                      <text:p text:style-name="P4">UI[prompt: Municiple Unit][title:Municipality] [type:text]</text:p>
                    </text:list-item>
                    <text:list-item>
                      <text:p text:style-name="P4">Instruction [text: Please fill in the complete municipality name. <text:s/>No abbreviations]</text:p>
                    </text:list-item>
                    <text:list-item>
                      <text:p text:style-name="P4">Validation [type: character][required:true][validate:yes]</text:p>
                    </text:list-item>
                  </text:list>
                </text:list-item>
                <text:list-item>
                  <text:p text:style-name="P4">Control [name:ap_state] <text:s/>[visible: true] [width:25][height:1][showon:create,update,read][default:MI][sample:MI]</text:p>
                  <text:list>
                    <text:list-item>
                      <text:p text:style-name="P4">[definition: the state where the property is located. ]</text:p>
                    </text:list-item>
                    <text:list-item>
                      <text:p text:style-name="P4">UI[prompt: State][title:State] [type:text]</text:p>
                    </text:list-item>
                    <text:list-item>
                      <text:p text:style-name="P4">Instruction [text: State abbreviations]</text:p>
                    </text:list-item>
                    <text:list-item>
                      <text:p text:style-name="P4">Validation [type: character][required:true][validate:yes]</text:p>
                    </text:list-item>
                    <text:list-item>
                      <text:p text:style-name="P4"><text:soft-page-break/>Column [type:character][size:2][format:A-Z,a-z,0-9]</text:p>
                    </text:list-item>
                  </text:list>
                </text:list-item>
                <text:list-item>
                  <text:p text:style-name="P4">Control [name:ap_postalcode] <text:s/>[visible: true] [width:10][height:1][showon:create,update,read][sample:48725]</text:p>
                  <text:list>
                    <text:list-item>
                      <text:p text:style-name="P4">[definition: Postal code for the property. ]</text:p>
                    </text:list-item>
                    <text:list-item>
                      <text:p text:style-name="P4">UI[prompt: Postal Code][title:State] [type:text]</text:p>
                    </text:list-item>
                    <text:list-item>
                      <text:p text:style-name="P4">Instruction [text: Postal code for the property]</text:p>
                    </text:list-item>
                    <text:list-item>
                      <text:p text:style-name="P4">Validation [type: character][required:true][validate:yes]</text:p>
                    </text:list-item>
                    <text:list-item>
                      <text:p text:style-name="P4">Column [type:character][size:10][format:]</text:p>
                    </text:list-item>
                  </text:list>
                </text:list-item>
                <text:list-item>
                  <text:p text:style-name="P4">Control [name:ap_county] <text:s/>[visible: true] [width:25][height:1][showon:create,update,read][sample:Huron]</text:p>
                  <text:list>
                    <text:list-item>
                      <text:p text:style-name="P4">[definition: County Name. ]</text:p>
                    </text:list-item>
                    <text:list-item>
                      <text:p text:style-name="P4">UI[prompt: County][title:County] [type:text]</text:p>
                    </text:list-item>
                    <text:list-item>
                      <text:p text:style-name="P4">Instruction [text: County]</text:p>
                    </text:list-item>
                    <text:list-item>
                      <text:p text:style-name="P4">Validation [type: character][required:true][validate:yes]</text:p>
                    </text:list-item>
                    <text:list-item>
                      <text:p text:style-name="P4">Column [type:character][size:150][format:]</text:p>
                    </text:list-item>
                  </text:list>
                </text:list-item>
                <text:list-item>
                  <text:p text:style-name="P4">Control [name:ap_georesult] <text:s/>[visible: true] [width:15][height:1][showon:read][sample:S5HPNTSCZA]</text:p>
                  <text:list>
                    <text:list-item>
                      <text:p text:style-name="P5"><text:span text:style-name="T6">[definition: Address Validation Code </text:span>The code indicates the success or failure of the geocoding operation as well as conveys information about the quality of the match.]</text:p>
                    </text:list-item>
                    <text:list-item>
                      <text:p text:style-name="P3"><text:span text:style-name="T1">UI[prompt: Address Validation Code[title:</text:span><text:span text:style-name="T1">Address Validation Code</text:span><text:span text:style-name="T1">] [type:text]</text:span></text:p>
                    </text:list-item>
                    <text:list-item>
                      <text:p text:style-name="P4">Instruction [text: Address Validation Code]</text:p>
                    </text:list-item>
                    <text:list-item>
                      <text:p text:style-name="P4">Validation [type: character][required:true][validate:yes]</text:p>
                    </text:list-item>
                    <text:list-item>
                      <text:p text:style-name="P4">Column [type:character][size:10][format:]</text:p>
                    </text:list-item>
                  </text:list>
                </text:list-item>
                <text:list-item>
                  <text:p text:style-name="P4">Control [name:ap_active] [visible:true][showon:update,read]</text:p>
                  <text:list>
                    <text:list-item>
                      <text:p text:style-name="P4">[definition: Active ]</text:p>
                    </text:list-item>
                    <text:list-item>
                      <text:p text:style-name="P4">Column [type: boolean][size:1][format:0-1]</text:p>
                    </text:list-item>
                    <text:list-item>
                      <text:p text:style-name="P4">UI [prompt:Active][title:Active] [type:yesno]</text:p>
                    </text:list-item>
                    <text:list-item>
                      <text:p text:style-name="P4">Validation [type: boolean][required:true][validate:true]</text:p>
                    </text:list-item>
                    <text:list-item>
                      <text:p text:style-name="P4">Instruction [text: abde abda abeee efafa asdfflk asddflklkj ]</text:p>
                      <text:p text:style-name="P4"/>
                    </text:list-item>
                  </text:list>
                </text:list-item>
                <text:list-item>
                  <text:p text:style-name="P4">Control [name:ap_insertdate] [visible:true][default: Get-Today-Date]</text:p>
                  <text:list>
                    <text:list-item>
                      <text:p text:style-name="P4">[definition: Insert date is the date the record was inserted ]</text:p>
                    </text:list-item>
                    <text:list-item>
                      <text:p text:style-name="P4">Column [type: datetime][size:8][format: ]</text:p>
                    </text:list-item>
                    <text:list-item>
                      <text:p text:style-name="P4">UI [prompt:Insert date is the date the record was inserted][title:Insert date][type:datetime][format:MM/DD/YYYY:HH:MM:SS]</text:p>
                    </text:list-item>
                    <text:list-item>
                      <text:p text:style-name="P4">Validation [type: datetime][validate:true]</text:p>
                    </text:list-item>
                    <text:list-item>
                      <text:p text:style-name="P4">Instruction [text: <text:s/>]</text:p>
                    </text:list-item>
                  </text:list>
                </text:list-item>
                <text:list-item>
                  <text:p text:style-name="P4">Control [name:ap_lastuserno] [type:control][visible:false]</text:p>
                  <text:list>
                    <text:list-item>
                      <text:p text:style-name="P4">[definition: Last User Number]</text:p>
                    </text:list-item>
                    <text:list-item>
                      <text:p text:style-name="P4">Column [type:integer][size:10][fk:yes][format:NNNNNNNNNN]</text:p>
                    </text:list-item>
                    <text:list-item>
                      <text:p text:style-name="P4">UI [prompt:Last User Number][title:Last User Number][type:hidden][format:NNNNNNNNNN]</text:p>
                    </text:list-item>
                    <text:list-item>
                      <text:p text:style-name="P4">Validation [type: User-Confirm][validate:true][low:1][high:9999999999]</text:p>
                    </text:list-item>
                    <text:list-item>
                      <text:p text:style-name="P4">Instruction [text: I am a foreign key]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>
      <style:text-properties style:font-name="Calibri" fo:font-size="8pt" fo:font-weight="normal" style:font-size-asian="8pt" style:font-weight-asian="normal" style:font-size-complex="8pt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1DT2H40M32S</meta:editing-duration>
    <meta:editing-cycles>85</meta:editing-cycles>
    <meta:generator>OpenOffice.org/3.3$Win32 OpenOffice.org_project/330m20$Build-9567</meta:generator>
    <dc:date>2011-11-29T17:58:01.89</dc:date>
    <dc:creator>James Wilfong</dc:creator>
    <meta:document-statistic meta:table-count="0" meta:image-count="0" meta:object-count="0" meta:page-count="2" meta:paragraph-count="75" meta:word-count="463" meta:character-count="5134"/>
    <meta:user-defined meta:name="Info 1"/>
    <meta:user-defined meta:name="Info 2"/>
    <meta:user-defined meta:name="Info 3"/>
    <meta:user-defined meta:name="Info 4"/>
  </office:meta>
</office:document-meta>
</file>